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5000001C0237E28C712405C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5.796cm" svg:height="11.853cm" draw:z-index="0"><draw:image xlink:href="Pictures/1000020100000255000001C0237E28C712405C3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7:33:03.216163015</meta:creation-date>
    <dc:date>2019-01-22T18:23:34.065277002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